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2.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nalysisCoverage">
      <style:table-properties table:display="true" style:writing-mode="lr-tb"/>
    </style:style>
    <style:style style:name="ta2" style:family="table" style:master-page-name="PageStyle_5f_Overhead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alysisCover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Analysis Coverage</text:p>
          </table:table-cell>
          <table:table-cell table:style-name="ce1" office:value-type="string" calcext:value-type="string">
            <text:p>Test Coverag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nalysis to test ratio</text:p>
          </table:table-cell>
          <table:table-cell table:style-name="ce1" office:value-type="string" calcext:value-type="string">
            <text:p>Average</text:p>
          </table:table-cell>
          <table:table-cell table:number-columns-repeated="101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formula="of:=1912+712" office:value-type="float" office:value="2624" calcext:value-type="float">
            <text:p>2624</text:p>
          </table:table-cell>
          <table:table-cell table:style-name="ce1" office:value-type="float" office:value="57183" calcext:value-type="float">
            <text:p>57183</text:p>
          </table:table-cell>
          <table:table-cell table:style-name="ce1" office:value-type="string" calcext:value-type="string">
            <text:p>keras</text:p>
          </table:table-cell>
          <table:table-cell table:style-name="ce3" table:formula="of:=[.B2]/[.C2]" office:value-type="float" office:value="0.0458877638458983" calcext:value-type="float">
            <text:p>0.045887763845898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4118" calcext:value-type="float">
            <text:p>4118</text:p>
          </table:table-cell>
          <table:table-cell table:style-name="ce1" office:value-type="string" calcext:value-type="string">
            <text:p>akshare</text:p>
          </table:table-cell>
          <table:table-cell table:style-name="ce3" table:formula="of:=[.B3]/[.C3]" office:value-type="float" office:value="0.180913064594463" calcext:value-type="float">
            <text:p>0.180913064594463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>
            <draw:frame table:end-cell-address="AnalysisCoverage.M20" table:end-x="66.59pt" table:end-y="10.49pt" draw:z-index="0" draw:name="Chart 1" draw:style-name="gr1" draw:text-style-name="P1" svg:width="449.97pt" svg:height="278.22pt" svg:x="37.5pt" svg:y="0pt">
              <draw:object draw:notify-on-update-of-ranges="AnalysisCoverage.D2:AnalysisCoverage.D38 AnalysisCoverage.E1:AnalysisCoverage.E1 AnalysisCoverage.E2:AnalysisCoverage.E38 AnalysisCoverage.F1:AnalysisCoverage.F1 AnalysisCoverage.F2:AnalysisCoverage.F3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886" calcext:value-type="float">
            <text:p>886</text:p>
          </table:table-cell>
          <table:table-cell table:style-name="ce1" office:value-type="string" calcext:value-type="string">
            <text:p>grab</text:p>
          </table:table-cell>
          <table:table-cell table:style-name="ce3" table:formula="of:=[.B4]/[.C4]" office:value-type="float" office:value="0.2313769751693" calcext:value-type="float">
            <text:p>0.2313769751693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1205" calcext:value-type="float">
            <text:p>11205</text:p>
          </table:table-cell>
          <table:table-cell table:style-name="ce1" office:value-type="float" office:value="47438" calcext:value-type="float">
            <text:p>47438</text:p>
          </table:table-cell>
          <table:table-cell table:style-name="ce1" office:value-type="string" calcext:value-type="string">
            <text:p>sphinx</text:p>
          </table:table-cell>
          <table:table-cell table:style-name="ce3" table:formula="of:=[.B5]/[.C5]" office:value-type="float" office:value="0.236203043973186" calcext:value-type="float">
            <text:p>0.236203043973186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string" calcext:value-type="string">
            <text:p>dh-virtualenv</text:p>
          </table:table-cell>
          <table:table-cell table:style-name="ce3" table:formula="of:=[.B6]/[.C6]" office:value-type="float" office:value="0.327868852459016" calcext:value-type="float">
            <text:p>0.327868852459016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772" calcext:value-type="float">
            <text:p>10772</text:p>
          </table:table-cell>
          <table:table-cell table:style-name="ce1" office:value-type="float" office:value="30441" calcext:value-type="float">
            <text:p>30441</text:p>
          </table:table-cell>
          <table:table-cell table:style-name="ce1" office:value-type="string" calcext:value-type="string">
            <text:p>keripy</text:p>
          </table:table-cell>
          <table:table-cell table:style-name="ce3" table:formula="of:=[.B7]/[.C7]" office:value-type="float" office:value="0.353864853322821" calcext:value-type="float">
            <text:p>0.353864853322821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2669" calcext:value-type="float">
            <text:p>2669</text:p>
          </table:table-cell>
          <table:table-cell table:style-name="ce1" office:value-type="string" calcext:value-type="string">
            <text:p>cerberus</text:p>
          </table:table-cell>
          <table:table-cell table:style-name="ce3" table:formula="of:=[.B8]/[.C8]" office:value-type="float" office:value="0.399400524541027" calcext:value-type="float">
            <text:p>0.399400524541027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23" calcext:value-type="float">
            <text:p>1323</text:p>
          </table:table-cell>
          <table:table-cell table:style-name="ce1" office:value-type="float" office:value="3272" calcext:value-type="float">
            <text:p>3272</text:p>
          </table:table-cell>
          <table:table-cell table:style-name="ce1" office:value-type="string" calcext:value-type="string">
            <text:p>python-diskcache</text:p>
          </table:table-cell>
          <table:table-cell table:style-name="ce3" table:formula="of:=[.B9]/[.C9]" office:value-type="float" office:value="0.404339853300734" calcext:value-type="float">
            <text:p>0.404339853300734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884" calcext:value-type="float">
            <text:p>884</text:p>
          </table:table-cell>
          <table:table-cell table:style-name="ce1" office:value-type="float" office:value="2123" calcext:value-type="float">
            <text:p>2123</text:p>
          </table:table-cell>
          <table:table-cell table:style-name="ce1" office:value-type="string" calcext:value-type="string">
            <text:p>arrow</text:p>
          </table:table-cell>
          <table:table-cell table:style-name="ce3" table:formula="of:=[.B10]/[.C10]" office:value-type="float" office:value="0.416391898257183" calcext:value-type="float">
            <text:p>0.416391898257183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949" calcext:value-type="float">
            <text:p>2949</text:p>
          </table:table-cell>
          <table:table-cell table:style-name="ce1" office:value-type="float" office:value="6901" calcext:value-type="float">
            <text:p>6901</text:p>
          </table:table-cell>
          <table:table-cell table:style-name="ce1" office:value-type="string" calcext:value-type="string">
            <text:p>thefuck</text:p>
          </table:table-cell>
          <table:table-cell table:style-name="ce3" table:formula="of:=[.B11]/[.C11]" office:value-type="float" office:value="0.427329372554702" calcext:value-type="float">
            <text:p>0.427329372554702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string" calcext:value-type="string">
            <text:p>pyjwt</text:p>
          </table:table-cell>
          <table:table-cell table:style-name="ce3" table:formula="of:=[.B12]/[.C12]" office:value-type="float" office:value="0.433476394849785" calcext:value-type="float">
            <text:p>0.433476394849785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719" calcext:value-type="float">
            <text:p>6719</text:p>
          </table:table-cell>
          <table:table-cell table:style-name="ce1" office:value-type="float" office:value="13953" calcext:value-type="float">
            <text:p>13953</text:p>
          </table:table-cell>
          <table:table-cell table:style-name="ce1" office:value-type="string" calcext:value-type="string">
            <text:p>art</text:p>
          </table:table-cell>
          <table:table-cell table:style-name="ce3" table:formula="of:=[.B13]/[.C13]" office:value-type="float" office:value="0.481545187414893" calcext:value-type="float">
            <text:p>0.481545187414893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523" calcext:value-type="float">
            <text:p>12523</text:p>
          </table:table-cell>
          <table:table-cell table:style-name="ce1" office:value-type="float" office:value="24661" calcext:value-type="float">
            <text:p>24661</text:p>
          </table:table-cell>
          <table:table-cell table:style-name="ce1" office:value-type="string" calcext:value-type="string">
            <text:p>seaborn</text:p>
          </table:table-cell>
          <table:table-cell table:style-name="ce3" table:formula="of:=[.B14]/[.C14]" office:value-type="float" office:value="0.507805847289242" calcext:value-type="float">
            <text:p>0.507805847289242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528" calcext:value-type="float">
            <text:p>6528</text:p>
          </table:table-cell>
          <table:table-cell table:style-name="ce1" office:value-type="float" office:value="11587" calcext:value-type="float">
            <text:p>11587</text:p>
          </table:table-cell>
          <table:table-cell table:style-name="ce1" office:value-type="string" calcext:value-type="string">
            <text:p>PythonRobotics</text:p>
          </table:table-cell>
          <table:table-cell table:style-name="ce3" table:formula="of:=[.B15]/[.C15]" office:value-type="float" office:value="0.563390006041253" calcext:value-type="float">
            <text:p>0.563390006041253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1745" calcext:value-type="float">
            <text:p>1745</text:p>
          </table:table-cell>
          <table:table-cell table:style-name="ce1" office:value-type="string" calcext:value-type="string">
            <text:p>uvicorn</text:p>
          </table:table-cell>
          <table:table-cell table:style-name="ce3" table:formula="of:=[.B16]/[.C16]" office:value-type="float" office:value="0.576504297994269" calcext:value-type="float">
            <text:p>0.576504297994269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727" calcext:value-type="float">
            <text:p>1727</text:p>
          </table:table-cell>
          <table:table-cell table:style-name="ce1" office:value-type="float" office:value="2985" calcext:value-type="float">
            <text:p>2985</text:p>
          </table:table-cell>
          <table:table-cell table:style-name="ce1" office:value-type="string" calcext:value-type="string">
            <text:p>geopy</text:p>
          </table:table-cell>
          <table:table-cell table:style-name="ce3" table:formula="of:=[.B17]/[.C17]" office:value-type="float" office:value="0.5785594639866" calcext:value-type="float">
            <text:p>0.5785594639866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flask-api</text:p>
          </table:table-cell>
          <table:table-cell table:style-name="ce3" table:formula="of:=[.B18]/[.C18]" office:value-type="float" office:value="0.583333333333333" calcext:value-type="float">
            <text:p>0.583333333333333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1083" calcext:value-type="float">
            <text:p>1083</text:p>
          </table:table-cell>
          <table:table-cell table:style-name="ce1" office:value-type="string" calcext:value-type="string">
            <text:p>pudb</text:p>
          </table:table-cell>
          <table:table-cell table:style-name="ce3" table:formula="of:=[.B19]/[.C19]" office:value-type="float" office:value="0.614035087719298" calcext:value-type="float">
            <text:p>0.614035087719298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45" calcext:value-type="float">
            <text:p>1745</text:p>
          </table:table-cell>
          <table:table-cell table:style-name="ce1" office:value-type="float" office:value="2817" calcext:value-type="float">
            <text:p>2817</text:p>
          </table:table-cell>
          <table:table-cell table:style-name="ce1" office:value-type="string" calcext:value-type="string">
            <text:p>mashumaro</text:p>
          </table:table-cell>
          <table:table-cell table:style-name="ce3" table:formula="of:=[.B20]/[.C20]" office:value-type="float" office:value="0.61945331913383" calcext:value-type="float">
            <text:p>0.61945331913383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29" calcext:value-type="float">
            <text:p>129</text:p>
          </table:table-cell>
          <table:table-cell table:style-name="ce2" office:value-type="string" calcext:value-type="string">
            <text:p><text:a xlink:href="http://delegator.py/" xlink:type="simple">delegator.py</text:a></text:p>
          </table:table-cell>
          <table:table-cell table:style-name="ce3" table:formula="of:=[.B21]/[.C21]" office:value-type="float" office:value="0.627906976744186" calcext:value-type="float">
            <text:p>0.627906976744186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108" calcext:value-type="float">
            <text:p>2108</text:p>
          </table:table-cell>
          <table:table-cell table:style-name="ce1" office:value-type="float" office:value="3262" calcext:value-type="float">
            <text:p>3262</text:p>
          </table:table-cell>
          <table:table-cell table:style-name="ce1" office:value-type="string" calcext:value-type="string">
            <text:p>requests</text:p>
          </table:table-cell>
          <table:table-cell table:style-name="ce3" table:formula="of:=[.B22]/[.C22]" office:value-type="float" office:value="0.646229307173513" calcext:value-type="float">
            <text:p>0.646229307173513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float" office:value="3140" calcext:value-type="float">
            <text:p>3140</text:p>
          </table:table-cell>
          <table:table-cell table:style-name="ce1" office:value-type="string" calcext:value-type="string">
            <text:p>gato</text:p>
          </table:table-cell>
          <table:table-cell table:style-name="ce3" table:formula="of:=[.B23]/[.C23]" office:value-type="float" office:value="0.647452229299363" calcext:value-type="float">
            <text:p>0.647452229299363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443" calcext:value-type="float">
            <text:p>1443</text:p>
          </table:table-cell>
          <table:table-cell table:style-name="ce1" office:value-type="float" office:value="2196" calcext:value-type="float">
            <text:p>2196</text:p>
          </table:table-cell>
          <table:table-cell table:style-name="ce1" office:value-type="string" calcext:value-type="string">
            <text:p>clodius</text:p>
          </table:table-cell>
          <table:table-cell table:style-name="ce3" table:formula="of:=[.B24]/[.C24]" office:value-type="float" office:value="0.657103825136612" calcext:value-type="float">
            <text:p>0.657103825136612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282" calcext:value-type="float">
            <text:p>2282</text:p>
          </table:table-cell>
          <table:table-cell table:style-name="ce1" office:value-type="float" office:value="3365" calcext:value-type="float">
            <text:p>3365</text:p>
          </table:table-cell>
          <table:table-cell table:style-name="ce1" office:value-type="string" calcext:value-type="string">
            <text:p>openleadr</text:p>
          </table:table-cell>
          <table:table-cell table:style-name="ce3" table:formula="of:=[.B25]/[.C25]" office:value-type="float" office:value="0.67815750371471" calcext:value-type="float">
            <text:p>0.67815750371471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23" calcext:value-type="float">
            <text:p>1323</text:p>
          </table:table-cell>
          <table:table-cell table:style-name="ce1" office:value-type="float" office:value="1870" calcext:value-type="float">
            <text:p>1870</text:p>
          </table:table-cell>
          <table:table-cell table:style-name="ce1" office:value-type="string" calcext:value-type="string">
            <text:p>wtforms</text:p>
          </table:table-cell>
          <table:table-cell table:style-name="ce3" table:formula="of:=[.B26]/[.C26]" office:value-type="float" office:value="0.707486631016043" calcext:value-type="float">
            <text:p>0.707486631016043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48" calcext:value-type="float">
            <text:p>4648</text:p>
          </table:table-cell>
          <table:table-cell table:style-name="ce1" office:value-type="float" office:value="6453" calcext:value-type="float">
            <text:p>6453</text:p>
          </table:table-cell>
          <table:table-cell table:style-name="ce1" office:value-type="string" calcext:value-type="string">
            <text:p>click</text:p>
          </table:table-cell>
          <table:table-cell table:style-name="ce3" table:formula="of:=[.B27]/[.C27]" office:value-type="float" office:value="0.720285138695181" calcext:value-type="float">
            <text:p>0.720285138695181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2959" calcext:value-type="float">
            <text:p>2959</text:p>
          </table:table-cell>
          <table:table-cell table:style-name="ce1" office:value-type="float" office:value="4052" calcext:value-type="float">
            <text:p>4052</text:p>
          </table:table-cell>
          <table:table-cell table:style-name="ce1" office:value-type="string" calcext:value-type="string">
            <text:p>moviepy</text:p>
          </table:table-cell>
          <table:table-cell table:style-name="ce3" table:formula="of:=[.B28]/[.C28]" office:value-type="float" office:value="0.730256663376111" calcext:value-type="float">
            <text:p>0.730256663376111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829" calcext:value-type="float">
            <text:p>829</text:p>
          </table:table-cell>
          <table:table-cell table:style-name="ce1" office:value-type="float" office:value="1086" calcext:value-type="float">
            <text:p>1086</text:p>
          </table:table-cell>
          <table:table-cell table:style-name="ce1" office:value-type="string" calcext:value-type="string">
            <text:p>typer</text:p>
          </table:table-cell>
          <table:table-cell table:style-name="ce3" table:formula="of:=[.B29]/[.C29]" office:value-type="float" office:value="0.763351749539595" calcext:value-type="float">
            <text:p>0.763351749539595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206" calcext:value-type="float">
            <text:p>9206</text:p>
          </table:table-cell>
          <table:table-cell table:style-name="ce1" office:value-type="float" office:value="11956" calcext:value-type="float">
            <text:p>11956</text:p>
          </table:table-cell>
          <table:table-cell table:style-name="ce1" office:value-type="string" calcext:value-type="string">
            <text:p>rich</text:p>
          </table:table-cell>
          <table:table-cell table:style-name="ce3" table:formula="of:=[.B30]/[.C30]" office:value-type="float" office:value="0.769989963198394" calcext:value-type="float">
            <text:p>0.769989963198394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856" calcext:value-type="float">
            <text:p>856</text:p>
          </table:table-cell>
          <table:table-cell table:style-name="ce1" office:value-type="string" calcext:value-type="string">
            <text:p>python-patterns</text:p>
          </table:table-cell>
          <table:table-cell table:style-name="ce3" table:formula="of:=[.B31]/[.C31]" office:value-type="float" office:value="0.77803738317757" calcext:value-type="float">
            <text:p>0.77803738317757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325" calcext:value-type="float">
            <text:p>2325</text:p>
          </table:table-cell>
          <table:table-cell table:style-name="ce1" office:value-type="float" office:value="2918" calcext:value-type="float">
            <text:p>2918</text:p>
          </table:table-cell>
          <table:table-cell table:style-name="ce1" office:value-type="string" calcext:value-type="string">
            <text:p>sumy</text:p>
          </table:table-cell>
          <table:table-cell table:style-name="ce3" table:formula="of:=[.B32]/[.C32]" office:value-type="float" office:value="0.796778615490062" calcext:value-type="float">
            <text:p>0.796778615490062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4633" calcext:value-type="float">
            <text:p>24633</text:p>
          </table:table-cell>
          <table:table-cell table:style-name="ce1" office:value-type="float" office:value="30637" calcext:value-type="float">
            <text:p>30637</text:p>
          </table:table-cell>
          <table:table-cell table:style-name="ce1" office:value-type="string" calcext:value-type="string">
            <text:p>translate</text:p>
          </table:table-cell>
          <table:table-cell table:style-name="ce3" table:formula="of:=[.B33]/[.C33]" office:value-type="float" office:value="0.804027809511375" calcext:value-type="float">
            <text:p>0.804027809511375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110" calcext:value-type="float">
            <text:p>18110</text:p>
          </table:table-cell>
          <table:table-cell table:style-name="ce1" office:value-type="float" office:value="22020" calcext:value-type="float">
            <text:p>22020</text:p>
          </table:table-cell>
          <table:table-cell table:style-name="ce1" office:value-type="string" calcext:value-type="string">
            <text:p>supervisor</text:p>
          </table:table-cell>
          <table:table-cell table:style-name="ce3" table:formula="of:=[.B34]/[.C34]" office:value-type="float" office:value="0.822434150772025" calcext:value-type="float">
            <text:p>0.822434150772025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8294" calcext:value-type="float">
            <text:p>8294</text:p>
          </table:table-cell>
          <table:table-cell table:style-name="ce1" office:value-type="float" office:value="9977" calcext:value-type="float">
            <text:p>9977</text:p>
          </table:table-cell>
          <table:table-cell table:style-name="ce1" office:value-type="string" calcext:value-type="string">
            <text:p>pyfilesystem2</text:p>
          </table:table-cell>
          <table:table-cell table:style-name="ce3" table:formula="of:=[.B35]/[.C35]" office:value-type="float" office:value="0.831312017640573" calcext:value-type="float">
            <text:p>0.831312017640573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151" calcext:value-type="float">
            <text:p>2151</text:p>
          </table:table-cell>
          <table:table-cell table:style-name="ce1" office:value-type="float" office:value="2576" calcext:value-type="float">
            <text:p>2576</text:p>
          </table:table-cell>
          <table:table-cell table:style-name="ce1" office:value-type="string" calcext:value-type="string">
            <text:p>funcy</text:p>
          </table:table-cell>
          <table:table-cell table:style-name="ce3" table:formula="of:=[.B36]/[.C36]" office:value-type="float" office:value="0.83501552795031" calcext:value-type="float">
            <text:p>0.83501552795031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944" calcext:value-type="float">
            <text:p>944</text:p>
          </table:table-cell>
          <table:table-cell table:style-name="ce1" office:value-type="string" calcext:value-type="string">
            <text:p>schedule</text:p>
          </table:table-cell>
          <table:table-cell table:style-name="ce3" table:formula="of:=[.B37]/[.C37]" office:value-type="float" office:value="0.908898305084746" calcext:value-type="float">
            <text:p>0.908898305084746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989" calcext:value-type="float">
            <text:p>989</text:p>
          </table:table-cell>
          <table:table-cell table:style-name="ce1" office:value-type="float" office:value="1084" calcext:value-type="float">
            <text:p>1084</text:p>
          </table:table-cell>
          <table:table-cell table:style-name="ce1" office:value-type="string" calcext:value-type="string">
            <text:p>html2text</text:p>
          </table:table-cell>
          <table:table-cell table:style-name="ce3" table:formula="of:=[.B38]/[.C38]" office:value-type="float" office:value="0.912361623616236" calcext:value-type="float">
            <text:p>0.912361623616236</text:p>
          </table:table-cell>
          <table:table-cell table:style-name="ce3" table:formula="of:=[.E39]" office:value-type="float" office:value="0.5992465777" calcext:value-type="float">
            <text:p>0.599246577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table:formula="of:=AVERAGE([.E3:.E38])" office:value-type="float" office:value="0.5992465777" calcext:value-type="float">
            <text:p>0.5992465777</text:p>
          </table:table-cell>
          <table:table-cell table:number-columns-repeated="1019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verhead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Overhead</text:p>
          </table:table-cell>
          <table:table-cell table:style-name="ce1" office:value-type="string" calcext:value-type="string">
            <text:p>Averag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nleadr_python</text:p>
          </table:table-cell>
          <table:table-cell table:style-name="ce3" office:value-type="float" office:value="1.02943752087259" calcext:value-type="float">
            <text:p>1.02943752087259</text:p>
          </table:table-cell>
          <table:table-cell table:style-name="ce3" office:value-type="float" office:value="5.94889359836652" calcext:value-type="float">
            <text:p>5.948893598366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</text:p>
          </table:table-cell>
          <table:table-cell table:style-name="ce3" office:value-type="float" office:value="1.45203554536821" calcext:value-type="float">
            <text:p>1.45203554536821</text:p>
          </table:table-cell>
          <table:table-cell table:style-name="ce3" office:value-type="float" office:value="5.94889359836653" calcext:value-type="float">
            <text:p>5.94889359836653</text:p>
          </table:table-cell>
          <table:table-cell>
            <draw:frame table:end-cell-address="Overhead.N23" table:end-x="45.47pt" table:end-y="8.25pt" draw:z-index="0" draw:name="Chart 2" draw:style-name="gr1" draw:text-style-name="P1" svg:width="689.22pt" svg:height="314.22pt" svg:x="57.74pt" svg:y="9.01pt">
              <draw:object draw:notify-on-update-of-ranges="Overhead.A2:Overhead.A38 Overhead.B1:Overhead.B1 Overhead.B2:Overhead.B38 Overhead.C1:Overhead.C1 Overhead.C2:Overhead.C3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quests</text:p>
          </table:table-cell>
          <table:table-cell table:style-name="ce3" office:value-type="float" office:value="1.82719831416691" calcext:value-type="float">
            <text:p>1.82719831416691</text:p>
          </table:table-cell>
          <table:table-cell table:style-name="ce3" office:value-type="float" office:value="5.94889359836653" calcext:value-type="float">
            <text:p>5.9488935983665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my</text:p>
          </table:table-cell>
          <table:table-cell table:style-name="ce3" office:value-type="float" office:value="2.2729682530681" calcext:value-type="float">
            <text:p>2.2729682530681</text:p>
          </table:table-cell>
          <table:table-cell table:style-name="ce3" office:value-type="float" office:value="5.9488935983665" calcext:value-type="float">
            <text:p>5.94889359836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kshare</text:p>
          </table:table-cell>
          <table:table-cell table:style-name="ce3" office:value-type="float" office:value="2.38728848536369" calcext:value-type="float">
            <text:p>2.38728848536369</text:p>
          </table:table-cell>
          <table:table-cell table:style-name="ce3" office:value-type="float" office:value="5.9488935983665" calcext:value-type="float">
            <text:p>5.94889359836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pervisor</text:p>
          </table:table-cell>
          <table:table-cell table:style-name="ce3" office:value-type="float" office:value="2.68692071021848" calcext:value-type="float">
            <text:p>2.68692071021848</text:p>
          </table:table-cell>
          <table:table-cell table:style-name="ce3" office:value-type="float" office:value="5.9488935983665" calcext:value-type="float">
            <text:p>5.94889359836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ythonRobotics</text:p>
          </table:table-cell>
          <table:table-cell table:style-name="ce3" office:value-type="float" office:value="2.68906321727834" calcext:value-type="float">
            <text:p>2.68906321727834</text:p>
          </table:table-cell>
          <table:table-cell table:style-name="ce3" office:value-type="float" office:value="5.9488935983665" calcext:value-type="float">
            <text:p>5.94889359836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efuck</text:p>
          </table:table-cell>
          <table:table-cell table:style-name="ce3" office:value-type="float" office:value="2.74816950177994" calcext:value-type="float">
            <text:p>2.74816950177994</text:p>
          </table:table-cell>
          <table:table-cell table:style-name="ce3" office:value-type="float" office:value="5.9488935983665" calcext:value-type="float">
            <text:p>5.94889359836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3" office:value-type="float" office:value="2.85862080044529" calcext:value-type="float">
            <text:p>2.85862080044529</text:p>
          </table:table-cell>
          <table:table-cell table:style-name="ce3" office:value-type="float" office:value="5.94889359836652" calcext:value-type="float">
            <text:p>5.948893598366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yfilesystem2</text:p>
          </table:table-cell>
          <table:table-cell table:style-name="ce3" office:value-type="float" office:value="3.02753222178465" calcext:value-type="float">
            <text:p>3.02753222178465</text:p>
          </table:table-cell>
          <table:table-cell table:style-name="ce3" office:value-type="float" office:value="5.94889359836652" calcext:value-type="float">
            <text:p>5.948893598366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dius</text:p>
          </table:table-cell>
          <table:table-cell table:style-name="ce3" office:value-type="float" office:value="3.1965630532508" calcext:value-type="float">
            <text:p>3.1965630532508</text:p>
          </table:table-cell>
          <table:table-cell table:style-name="ce3" office:value-type="float" office:value="5.94889359836653" calcext:value-type="float">
            <text:p>5.9488935983665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viepy</text:p>
          </table:table-cell>
          <table:table-cell table:style-name="ce3" office:value-type="float" office:value="3.9452999374082" calcext:value-type="float">
            <text:p>3.9452999374082</text:p>
          </table:table-cell>
          <table:table-cell table:style-name="ce3" office:value-type="float" office:value="5.94889359836652" calcext:value-type="float">
            <text:p>5.948893598366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ncy</text:p>
          </table:table-cell>
          <table:table-cell table:style-name="ce3" office:value-type="float" office:value="4.37549557467479" calcext:value-type="float">
            <text:p>4.37549557467479</text:p>
          </table:table-cell>
          <table:table-cell table:style-name="ce3" office:value-type="float" office:value="5.9488935983665" calcext:value-type="float">
            <text:p>5.94889359836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h_virtualenv</text:p>
          </table:table-cell>
          <table:table-cell table:style-name="ce3" office:value-type="float" office:value="4.51706000658689" calcext:value-type="float">
            <text:p>4.51706000658689</text:p>
          </table:table-cell>
          <table:table-cell table:style-name="ce3" office:value-type="float" office:value="5.94889359836652" calcext:value-type="float">
            <text:p>5.948893598366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ython_patterns</text:p>
          </table:table-cell>
          <table:table-cell table:style-name="ce3" office:value-type="float" office:value="4.55881804432228" calcext:value-type="float">
            <text:p>4.55881804432228</text:p>
          </table:table-cell>
          <table:table-cell table:style-name="ce3" office:value-type="float" office:value="5.94889359836653" calcext:value-type="float">
            <text:p>5.9488935983665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hedule</text:p>
          </table:table-cell>
          <table:table-cell table:style-name="ce3" office:value-type="float" office:value="4.62515492139693" calcext:value-type="float">
            <text:p>4.62515492139693</text:p>
          </table:table-cell>
          <table:table-cell table:style-name="ce3" office:value-type="float" office:value="5.94889359836651" calcext:value-type="float">
            <text:p>5.948893598366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ick</text:p>
          </table:table-cell>
          <table:table-cell table:style-name="ce3" office:value-type="float" office:value="4.72492905122465" calcext:value-type="float">
            <text:p>4.72492905122465</text:p>
          </table:table-cell>
          <table:table-cell table:style-name="ce3" office:value-type="float" office:value="5.94889359836651" calcext:value-type="float">
            <text:p>5.948893598366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legator</text:p>
          </table:table-cell>
          <table:table-cell table:style-name="ce3" office:value-type="float" office:value="4.82866071294984" calcext:value-type="float">
            <text:p>4.82866071294984</text:p>
          </table:table-cell>
          <table:table-cell table:style-name="ce3" office:value-type="float" office:value="5.94889359836652" calcext:value-type="float">
            <text:p>5.948893598366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ch</text:p>
          </table:table-cell>
          <table:table-cell table:style-name="ce3" office:value-type="float" office:value="5.0156089617611" calcext:value-type="float">
            <text:p>5.0156089617611</text:p>
          </table:table-cell>
          <table:table-cell table:style-name="ce3" office:value-type="float" office:value="5.9488935983665" calcext:value-type="float">
            <text:p>5.94889359836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b</text:p>
          </table:table-cell>
          <table:table-cell table:style-name="ce3" office:value-type="float" office:value="5.34918661414528" calcext:value-type="float">
            <text:p>5.34918661414528</text:p>
          </table:table-cell>
          <table:table-cell table:style-name="ce3" office:value-type="float" office:value="5.9488935983665" calcext:value-type="float">
            <text:p>5.94889359836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ow</text:p>
          </table:table-cell>
          <table:table-cell table:style-name="ce3" office:value-type="float" office:value="5.37516832524205" calcext:value-type="float">
            <text:p>5.37516832524205</text:p>
          </table:table-cell>
          <table:table-cell table:style-name="ce3" office:value-type="float" office:value="5.9488935983665" calcext:value-type="float">
            <text:p>5.94889359836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born</text:p>
          </table:table-cell>
          <table:table-cell table:style-name="ce3" office:value-type="float" office:value="5.42212858478257" calcext:value-type="float">
            <text:p>5.42212858478257</text:p>
          </table:table-cell>
          <table:table-cell table:style-name="ce3" office:value-type="float" office:value="5.9488935983665" calcext:value-type="float">
            <text:p>5.94889359836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opy</text:p>
          </table:table-cell>
          <table:table-cell table:style-name="ce3" office:value-type="float" office:value="5.68764126202564" calcext:value-type="float">
            <text:p>5.68764126202564</text:p>
          </table:table-cell>
          <table:table-cell table:style-name="ce3" office:value-type="float" office:value="5.9488935983665" calcext:value-type="float">
            <text:p>5.94889359836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eripy</text:p>
          </table:table-cell>
          <table:table-cell table:style-name="ce3" office:value-type="float" office:value="5.69584794459356" calcext:value-type="float">
            <text:p>5.69584794459356</text:p>
          </table:table-cell>
          <table:table-cell table:style-name="ce3" office:value-type="float" office:value="5.9488935983665" calcext:value-type="float">
            <text:p>5.94889359836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yjwt</text:p>
          </table:table-cell>
          <table:table-cell table:style-name="ce3" office:value-type="float" office:value="5.85056864715922" calcext:value-type="float">
            <text:p>5.85056864715922</text:p>
          </table:table-cell>
          <table:table-cell table:style-name="ce3" office:value-type="float" office:value="5.94889359836653" calcext:value-type="float">
            <text:p>5.9488935983665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vicorn</text:p>
          </table:table-cell>
          <table:table-cell table:style-name="ce3" office:value-type="float" office:value="5.94432672151942" calcext:value-type="float">
            <text:p>5.94432672151942</text:p>
          </table:table-cell>
          <table:table-cell table:style-name="ce3" office:value-type="float" office:value="5.94889359836652" calcext:value-type="float">
            <text:p>5.948893598366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ask_api</text:p>
          </table:table-cell>
          <table:table-cell table:style-name="ce3" office:value-type="float" office:value="6.34058734118652" calcext:value-type="float">
            <text:p>6.34058734118652</text:p>
          </table:table-cell>
          <table:table-cell table:style-name="ce3" office:value-type="float" office:value="5.94889359836651" calcext:value-type="float">
            <text:p>5.948893598366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tforms</text:p>
          </table:table-cell>
          <table:table-cell table:style-name="ce3" office:value-type="float" office:value="6.37354652915103" calcext:value-type="float">
            <text:p>6.37354652915103</text:p>
          </table:table-cell>
          <table:table-cell table:style-name="ce3" office:value-type="float" office:value="5.94889359836653" calcext:value-type="float">
            <text:p>5.9488935983665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shumaro</text:p>
          </table:table-cell>
          <table:table-cell table:style-name="ce3" office:value-type="float" office:value="6.52376622252662" calcext:value-type="float">
            <text:p>6.52376622252662</text:p>
          </table:table-cell>
          <table:table-cell table:style-name="ce3" office:value-type="float" office:value="5.9488935983665" calcext:value-type="float">
            <text:p>5.94889359836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berus</text:p>
          </table:table-cell>
          <table:table-cell table:style-name="ce3" office:value-type="float" office:value="7.16885707025431" calcext:value-type="float">
            <text:p>7.16885707025431</text:p>
          </table:table-cell>
          <table:table-cell table:style-name="ce3" office:value-type="float" office:value="5.94889359836652" calcext:value-type="float">
            <text:p>5.948893598366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r</text:p>
          </table:table-cell>
          <table:table-cell table:style-name="ce3" office:value-type="float" office:value="7.4305717950807" calcext:value-type="float">
            <text:p>7.4305717950807</text:p>
          </table:table-cell>
          <table:table-cell table:style-name="ce3" office:value-type="float" office:value="5.9488935983665" calcext:value-type="float">
            <text:p>5.94889359836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tml2text</text:p>
          </table:table-cell>
          <table:table-cell table:style-name="ce3" office:value-type="float" office:value="7.46284650984902" calcext:value-type="float">
            <text:p>7.46284650984902</text:p>
          </table:table-cell>
          <table:table-cell table:style-name="ce3" office:value-type="float" office:value="5.94889359836652" calcext:value-type="float">
            <text:p>5.948893598366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to</text:p>
          </table:table-cell>
          <table:table-cell table:style-name="ce3" office:value-type="float" office:value="13.0564221541087" calcext:value-type="float">
            <text:p>13.0564221541087</text:p>
          </table:table-cell>
          <table:table-cell table:style-name="ce3" office:value-type="float" office:value="5.94889359836654" calcext:value-type="float">
            <text:p>5.9488935983665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ython_diskcache</text:p>
          </table:table-cell>
          <table:table-cell table:style-name="ce3" office:value-type="float" office:value="13.2415103363368" calcext:value-type="float">
            <text:p>13.2415103363368</text:p>
          </table:table-cell>
          <table:table-cell table:style-name="ce3" office:value-type="float" office:value="5.9488935983665" calcext:value-type="float">
            <text:p>5.94889359836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hinx</text:p>
          </table:table-cell>
          <table:table-cell table:style-name="ce3" office:value-type="float" office:value="20.6568897733327" calcext:value-type="float">
            <text:p>20.6568897733327</text:p>
          </table:table-cell>
          <table:table-cell table:style-name="ce3" office:value-type="float" office:value="5.94889359836653" calcext:value-type="float">
            <text:p>5.9488935983665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db</text:p>
          </table:table-cell>
          <table:table-cell table:style-name="ce3" office:value-type="float" office:value="30.9210074317205" calcext:value-type="float">
            <text:p>30.9210074317205</text:p>
          </table:table-cell>
          <table:table-cell table:style-name="ce3" office:value-type="float" office:value="5.94889359836651" calcext:value-type="float">
            <text:p>5.948893598366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eras</text:p>
          </table:table-cell>
          <table:table-cell table:style-name="ce3" office:value-type="float" office:value="39.344262295082" calcext:value-type="float">
            <text:p>39.344262295082</text:p>
          </table:table-cell>
          <table:table-cell table:style-name="ce3" office:value-type="float" office:value="5.94889359836654" calcext:value-type="float">
            <text:p>5.94889359836654</text:p>
          </table:table-cell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alysisCoverage" style:display-name="PageStyle_AnalysisCover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head" style:display-name="PageStyle_Overhea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43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plot-area chart:style-name="ch2" table:cell-range-address="AnalysisCoverage.D1:AnalysisCoverage.F38" chart:data-source-has-labels="both" svg:x="1.377cm" svg:y="0.196cm" svg:width="14.181cm" svg:height="9.424cm">
          <chartooo:coordinate-region svg:x="1.954cm" svg:y="0.196cm" svg:width="13.604cm" svg:height="7.461cm"/>
          <chart:axis chart:dimension="x" chart:name="primary-x" chart:style-name="ch3" chartooo:axis-type="text">
            <chart:categories table:cell-range-address="AnalysisCoverage.D2:AnalysisCoverage.D38"/>
          </chart:axis>
          <chart:axis chart:dimension="y" chart:name="primary-y" chart:style-name="ch4">
            <chart:title svg:x="0.451cm" svg:y="8.306cm" chart:style-name="ch5">
              <text:p>Ratio of analysis coverage to test coverage</text:p>
            </chart:title>
            <chart:grid chart:style-name="ch6" chart:class="major"/>
          </chart:axis>
          <chart:series chart:style-name="ch7" chart:values-cell-range-address="AnalysisCoverage.E2:AnalysisCoverage.E38" chart:label-cell-address="AnalysisCoverage.E1:AnalysisCoverage.E1" chart:class="chart:bar">
            <chart:data-point chart:repeated="37"/>
          </chart:series>
          <chart:series chart:style-name="ch8" chart:values-cell-range-address="AnalysisCoverage.F2:AnalysisCoverage.F38" chart:label-cell-address="AnalysisCoverage.F1:AnalysisCoverage.F1" chart:class="chart:line"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alysis to test ratio</text:p>
                <draw:g>
                  <svg:desc>AnalysisCoverage.E1:AnalysisCoverage.E1</svg:desc>
                </draw:g>
              </table:table-cell>
              <table:table-cell office:value-type="string">
                <text:p>Average</text:p>
                <draw:g>
                  <svg:desc>AnalysisCoverage.F1:AnalysisCoverag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eras</text:p>
                <draw:g>
                  <svg:desc>AnalysisCoverage.D2:AnalysisCoverage.D38</svg:desc>
                </draw:g>
              </table:table-cell>
              <table:table-cell office:value-type="float" office:value="0.0458877638458983">
                <text:p>0.0458877638458983</text:p>
                <draw:g>
                  <svg:desc>AnalysisCoverage.E2:AnalysisCoverage.E38</svg:desc>
                </draw:g>
              </table:table-cell>
              <table:table-cell office:value-type="float" office:value="0.5992465777">
                <text:p>0.5992465777</text:p>
                <draw:g>
                  <svg:desc>AnalysisCoverage.F2:AnalysisCoverage.F38</svg:desc>
                </draw:g>
              </table:table-cell>
            </table:table-row>
            <table:table-row>
              <table:table-cell office:value-type="string">
                <text:p>akshare</text:p>
              </table:table-cell>
              <table:table-cell office:value-type="float" office:value="0.180913064594463">
                <text:p>0.180913064594463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grab</text:p>
              </table:table-cell>
              <table:table-cell office:value-type="float" office:value="0.2313769751693">
                <text:p>0.2313769751693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sphinx</text:p>
              </table:table-cell>
              <table:table-cell office:value-type="float" office:value="0.236203043973186">
                <text:p>0.236203043973186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dh-virtualenv</text:p>
              </table:table-cell>
              <table:table-cell office:value-type="float" office:value="0.327868852459016">
                <text:p>0.327868852459016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keripy</text:p>
              </table:table-cell>
              <table:table-cell office:value-type="float" office:value="0.353864853322821">
                <text:p>0.353864853322821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cerberus</text:p>
              </table:table-cell>
              <table:table-cell office:value-type="float" office:value="0.399400524541027">
                <text:p>0.399400524541027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python-diskcache</text:p>
              </table:table-cell>
              <table:table-cell office:value-type="float" office:value="0.404339853300734">
                <text:p>0.404339853300734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arrow</text:p>
              </table:table-cell>
              <table:table-cell office:value-type="float" office:value="0.416391898257183">
                <text:p>0.416391898257183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thefuck</text:p>
              </table:table-cell>
              <table:table-cell office:value-type="float" office:value="0.427329372554702">
                <text:p>0.427329372554702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pyjwt</text:p>
              </table:table-cell>
              <table:table-cell office:value-type="float" office:value="0.433476394849785">
                <text:p>0.433476394849785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art</text:p>
              </table:table-cell>
              <table:table-cell office:value-type="float" office:value="0.481545187414893">
                <text:p>0.481545187414893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seaborn</text:p>
              </table:table-cell>
              <table:table-cell office:value-type="float" office:value="0.507805847289242">
                <text:p>0.507805847289242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PythonRobotics</text:p>
              </table:table-cell>
              <table:table-cell office:value-type="float" office:value="0.563390006041253">
                <text:p>0.563390006041253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uvicorn</text:p>
              </table:table-cell>
              <table:table-cell office:value-type="float" office:value="0.576504297994269">
                <text:p>0.576504297994269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geopy</text:p>
              </table:table-cell>
              <table:table-cell office:value-type="float" office:value="0.5785594639866">
                <text:p>0.5785594639866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flask-api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pudb</text:p>
              </table:table-cell>
              <table:table-cell office:value-type="float" office:value="0.614035087719298">
                <text:p>0.614035087719298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mashumaro</text:p>
              </table:table-cell>
              <table:table-cell office:value-type="float" office:value="0.61945331913383">
                <text:p>0.61945331913383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delegator.py</text:p>
              </table:table-cell>
              <table:table-cell office:value-type="float" office:value="0.627906976744186">
                <text:p>0.627906976744186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requests</text:p>
              </table:table-cell>
              <table:table-cell office:value-type="float" office:value="0.646229307173513">
                <text:p>0.646229307173513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gato</text:p>
              </table:table-cell>
              <table:table-cell office:value-type="float" office:value="0.647452229299363">
                <text:p>0.647452229299363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clodius</text:p>
              </table:table-cell>
              <table:table-cell office:value-type="float" office:value="0.657103825136612">
                <text:p>0.657103825136612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openleadr</text:p>
              </table:table-cell>
              <table:table-cell office:value-type="float" office:value="0.67815750371471">
                <text:p>0.67815750371471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wtforms</text:p>
              </table:table-cell>
              <table:table-cell office:value-type="float" office:value="0.707486631016043">
                <text:p>0.707486631016043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click</text:p>
              </table:table-cell>
              <table:table-cell office:value-type="float" office:value="0.720285138695181">
                <text:p>0.720285138695181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moviepy</text:p>
              </table:table-cell>
              <table:table-cell office:value-type="float" office:value="0.730256663376111">
                <text:p>0.730256663376111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typer</text:p>
              </table:table-cell>
              <table:table-cell office:value-type="float" office:value="0.763351749539595">
                <text:p>0.763351749539595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rich</text:p>
              </table:table-cell>
              <table:table-cell office:value-type="float" office:value="0.769989963198394">
                <text:p>0.769989963198394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python-patterns</text:p>
              </table:table-cell>
              <table:table-cell office:value-type="float" office:value="0.77803738317757">
                <text:p>0.77803738317757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sumy</text:p>
              </table:table-cell>
              <table:table-cell office:value-type="float" office:value="0.796778615490062">
                <text:p>0.796778615490062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translate</text:p>
              </table:table-cell>
              <table:table-cell office:value-type="float" office:value="0.804027809511375">
                <text:p>0.804027809511375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supervisor</text:p>
              </table:table-cell>
              <table:table-cell office:value-type="float" office:value="0.822434150772025">
                <text:p>0.822434150772025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pyfilesystem2</text:p>
              </table:table-cell>
              <table:table-cell office:value-type="float" office:value="0.831312017640573">
                <text:p>0.831312017640573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funcy</text:p>
              </table:table-cell>
              <table:table-cell office:value-type="float" office:value="0.83501552795031">
                <text:p>0.83501552795031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schedule</text:p>
              </table:table-cell>
              <table:table-cell office:value-type="float" office:value="0.908898305084746">
                <text:p>0.908898305084746</text:p>
              </table:table-cell>
              <table:table-cell office:value-type="float" office:value="0.5992465777">
                <text:p>0.5992465777</text:p>
              </table:table-cell>
            </table:table-row>
            <table:table-row>
              <table:table-cell office:value-type="string">
                <text:p>html2text</text:p>
              </table:table-cell>
              <table:table-cell office:value-type="float" office:value="0.912361623616236">
                <text:p>0.912361623616236</text:p>
              </table:table-cell>
              <table:table-cell office:value-type="float" office:value="0.5992465777">
                <text:p>0.59924657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4pt" style:font-family-asian="Arial" style:font-size-asian="14pt" style:font-family-complex="Arial" style:font-size-complex="14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4pt" style:font-family-asian="Arial" style:font-size-asian="14pt" style:font-family-complex="Arial" style:font-size-complex="14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14pt" style:font-family-asian="Arial" style:font-size-asian="14pt" style:font-family-complex="Arial" style:font-size-complex="14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4.315cm" svg:height="11.086cm" xlink:href=".." xlink:type="simple" chart:class="chart:bar" chart:style-name="ch1">
        <chart:plot-area chart:style-name="ch2" table:cell-range-address="Overhead.A1:Overhead.C38" chart:data-source-has-labels="both" svg:x="1.789cm" svg:y="0.221cm" svg:width="22.04cm" svg:height="10.644cm">
          <chartooo:coordinate-region svg:x="4.654cm" svg:y="0.221cm" svg:width="19.175cm" svg:height="6.933cm"/>
          <chart:axis chart:dimension="x" chart:name="primary-x" chart:style-name="ch3" chartooo:axis-type="text">
            <chart:categories table:cell-range-address="Overhead.A2:Overhead.A38"/>
          </chart:axis>
          <chart:axis chart:dimension="y" chart:name="primary-y" chart:style-name="ch4">
            <chart:title svg:x="0.451cm" svg:y="8.569cm" chart:style-name="ch5">
              <text:p>Overhead Factor of DyLin</text:p>
            </chart:title>
            <chart:grid chart:style-name="ch6" chart:class="major"/>
          </chart:axis>
          <chart:series chart:style-name="ch7" chart:values-cell-range-address="Overhead.B2:Overhead.B38" chart:label-cell-address="Overhead.B1:Overhead.B1" chart:class="chart:bar">
            <chart:data-point chart:repeated="37"/>
          </chart:series>
          <chart:series chart:style-name="ch8" chart:values-cell-range-address="Overhead.C2:Overhead.C38" chart:label-cell-address="Overhead.C1:Overhead.C1" chart:class="chart:line"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head</text:p>
                <draw:g>
                  <svg:desc>Overhead.B1:Overhead.B1</svg:desc>
                </draw:g>
              </table:table-cell>
              <table:table-cell office:value-type="string">
                <text:p>Average</text:p>
                <draw:g>
                  <svg:desc>Overhead.C1:Overhead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enleadr_python</text:p>
                <draw:g>
                  <svg:desc>Overhead.A2:Overhead.A38</svg:desc>
                </draw:g>
              </table:table-cell>
              <table:table-cell office:value-type="float" office:value="1.02943752087259">
                <text:p>1.02943752087259</text:p>
                <draw:g>
                  <svg:desc>Overhead.B2:Overhead.B38</svg:desc>
                </draw:g>
              </table:table-cell>
              <table:table-cell office:value-type="float" office:value="5.94889359836652">
                <text:p>5.94889359836652</text:p>
                <draw:g>
                  <svg:desc>Overhead.C2:Overhead.C38</svg:desc>
                </draw:g>
              </table:table-cell>
            </table:table-row>
            <table:table-row>
              <table:table-cell office:value-type="string">
                <text:p>art</text:p>
              </table:table-cell>
              <table:table-cell office:value-type="float" office:value="1.45203554536821">
                <text:p>1.45203554536821</text:p>
              </table:table-cell>
              <table:table-cell office:value-type="float" office:value="5.94889359836653">
                <text:p>5.94889359836653</text:p>
              </table:table-cell>
            </table:table-row>
            <table:table-row>
              <table:table-cell office:value-type="string">
                <text:p>requests</text:p>
              </table:table-cell>
              <table:table-cell office:value-type="float" office:value="1.82719831416691">
                <text:p>1.82719831416691</text:p>
              </table:table-cell>
              <table:table-cell office:value-type="float" office:value="5.94889359836653">
                <text:p>5.94889359836653</text:p>
              </table:table-cell>
            </table:table-row>
            <table:table-row>
              <table:table-cell office:value-type="string">
                <text:p>sumy</text:p>
              </table:table-cell>
              <table:table-cell office:value-type="float" office:value="2.2729682530681">
                <text:p>2.2729682530681</text:p>
              </table:table-cell>
              <table:table-cell office:value-type="float" office:value="5.9488935983665">
                <text:p>5.9488935983665</text:p>
              </table:table-cell>
            </table:table-row>
            <table:table-row>
              <table:table-cell office:value-type="string">
                <text:p>akshare</text:p>
              </table:table-cell>
              <table:table-cell office:value-type="float" office:value="2.38728848536369">
                <text:p>2.38728848536369</text:p>
              </table:table-cell>
              <table:table-cell office:value-type="float" office:value="5.9488935983665">
                <text:p>5.9488935983665</text:p>
              </table:table-cell>
            </table:table-row>
            <table:table-row>
              <table:table-cell office:value-type="string">
                <text:p>supervisor</text:p>
              </table:table-cell>
              <table:table-cell office:value-type="float" office:value="2.68692071021848">
                <text:p>2.68692071021848</text:p>
              </table:table-cell>
              <table:table-cell office:value-type="float" office:value="5.9488935983665">
                <text:p>5.9488935983665</text:p>
              </table:table-cell>
            </table:table-row>
            <table:table-row>
              <table:table-cell office:value-type="string">
                <text:p>PythonRobotics</text:p>
              </table:table-cell>
              <table:table-cell office:value-type="float" office:value="2.68906321727834">
                <text:p>2.68906321727834</text:p>
              </table:table-cell>
              <table:table-cell office:value-type="float" office:value="5.9488935983665">
                <text:p>5.9488935983665</text:p>
              </table:table-cell>
            </table:table-row>
            <table:table-row>
              <table:table-cell office:value-type="string">
                <text:p>thefuck</text:p>
              </table:table-cell>
              <table:table-cell office:value-type="float" office:value="2.74816950177994">
                <text:p>2.74816950177994</text:p>
              </table:table-cell>
              <table:table-cell office:value-type="float" office:value="5.9488935983665">
                <text:p>5.9488935983665</text:p>
              </table:table-cell>
            </table:table-row>
            <table:table-row>
              <table:table-cell office:value-type="string">
                <text:p>translate</text:p>
              </table:table-cell>
              <table:table-cell office:value-type="float" office:value="2.85862080044529">
                <text:p>2.85862080044529</text:p>
              </table:table-cell>
              <table:table-cell office:value-type="float" office:value="5.94889359836652">
                <text:p>5.94889359836652</text:p>
              </table:table-cell>
            </table:table-row>
            <table:table-row>
              <table:table-cell office:value-type="string">
                <text:p>pyfilesystem2</text:p>
              </table:table-cell>
              <table:table-cell office:value-type="float" office:value="3.02753222178465">
                <text:p>3.02753222178465</text:p>
              </table:table-cell>
              <table:table-cell office:value-type="float" office:value="5.94889359836652">
                <text:p>5.94889359836652</text:p>
              </table:table-cell>
            </table:table-row>
            <table:table-row>
              <table:table-cell office:value-type="string">
                <text:p>clodius</text:p>
              </table:table-cell>
              <table:table-cell office:value-type="float" office:value="3.1965630532508">
                <text:p>3.1965630532508</text:p>
              </table:table-cell>
              <table:table-cell office:value-type="float" office:value="5.94889359836653">
                <text:p>5.94889359836653</text:p>
              </table:table-cell>
            </table:table-row>
            <table:table-row>
              <table:table-cell office:value-type="string">
                <text:p>moviepy</text:p>
              </table:table-cell>
              <table:table-cell office:value-type="float" office:value="3.9452999374082">
                <text:p>3.9452999374082</text:p>
              </table:table-cell>
              <table:table-cell office:value-type="float" office:value="5.94889359836652">
                <text:p>5.94889359836652</text:p>
              </table:table-cell>
            </table:table-row>
            <table:table-row>
              <table:table-cell office:value-type="string">
                <text:p>funcy</text:p>
              </table:table-cell>
              <table:table-cell office:value-type="float" office:value="4.37549557467479">
                <text:p>4.37549557467479</text:p>
              </table:table-cell>
              <table:table-cell office:value-type="float" office:value="5.9488935983665">
                <text:p>5.9488935983665</text:p>
              </table:table-cell>
            </table:table-row>
            <table:table-row>
              <table:table-cell office:value-type="string">
                <text:p>dh_virtualenv</text:p>
              </table:table-cell>
              <table:table-cell office:value-type="float" office:value="4.51706000658689">
                <text:p>4.51706000658689</text:p>
              </table:table-cell>
              <table:table-cell office:value-type="float" office:value="5.94889359836652">
                <text:p>5.94889359836652</text:p>
              </table:table-cell>
            </table:table-row>
            <table:table-row>
              <table:table-cell office:value-type="string">
                <text:p>python_patterns</text:p>
              </table:table-cell>
              <table:table-cell office:value-type="float" office:value="4.55881804432228">
                <text:p>4.55881804432228</text:p>
              </table:table-cell>
              <table:table-cell office:value-type="float" office:value="5.94889359836653">
                <text:p>5.94889359836653</text:p>
              </table:table-cell>
            </table:table-row>
            <table:table-row>
              <table:table-cell office:value-type="string">
                <text:p>schedule</text:p>
              </table:table-cell>
              <table:table-cell office:value-type="float" office:value="4.62515492139693">
                <text:p>4.62515492139693</text:p>
              </table:table-cell>
              <table:table-cell office:value-type="float" office:value="5.94889359836651">
                <text:p>5.94889359836651</text:p>
              </table:table-cell>
            </table:table-row>
            <table:table-row>
              <table:table-cell office:value-type="string">
                <text:p>click</text:p>
              </table:table-cell>
              <table:table-cell office:value-type="float" office:value="4.72492905122465">
                <text:p>4.72492905122465</text:p>
              </table:table-cell>
              <table:table-cell office:value-type="float" office:value="5.94889359836651">
                <text:p>5.94889359836651</text:p>
              </table:table-cell>
            </table:table-row>
            <table:table-row>
              <table:table-cell office:value-type="string">
                <text:p>delegator</text:p>
              </table:table-cell>
              <table:table-cell office:value-type="float" office:value="4.82866071294984">
                <text:p>4.82866071294984</text:p>
              </table:table-cell>
              <table:table-cell office:value-type="float" office:value="5.94889359836652">
                <text:p>5.94889359836652</text:p>
              </table:table-cell>
            </table:table-row>
            <table:table-row>
              <table:table-cell office:value-type="string">
                <text:p>rich</text:p>
              </table:table-cell>
              <table:table-cell office:value-type="float" office:value="5.0156089617611">
                <text:p>5.0156089617611</text:p>
              </table:table-cell>
              <table:table-cell office:value-type="float" office:value="5.9488935983665">
                <text:p>5.9488935983665</text:p>
              </table:table-cell>
            </table:table-row>
            <table:table-row>
              <table:table-cell office:value-type="string">
                <text:p>grab</text:p>
              </table:table-cell>
              <table:table-cell office:value-type="float" office:value="5.34918661414528">
                <text:p>5.34918661414528</text:p>
              </table:table-cell>
              <table:table-cell office:value-type="float" office:value="5.9488935983665">
                <text:p>5.9488935983665</text:p>
              </table:table-cell>
            </table:table-row>
            <table:table-row>
              <table:table-cell office:value-type="string">
                <text:p>arrow</text:p>
              </table:table-cell>
              <table:table-cell office:value-type="float" office:value="5.37516832524205">
                <text:p>5.37516832524205</text:p>
              </table:table-cell>
              <table:table-cell office:value-type="float" office:value="5.9488935983665">
                <text:p>5.9488935983665</text:p>
              </table:table-cell>
            </table:table-row>
            <table:table-row>
              <table:table-cell office:value-type="string">
                <text:p>seaborn</text:p>
              </table:table-cell>
              <table:table-cell office:value-type="float" office:value="5.42212858478257">
                <text:p>5.42212858478257</text:p>
              </table:table-cell>
              <table:table-cell office:value-type="float" office:value="5.9488935983665">
                <text:p>5.9488935983665</text:p>
              </table:table-cell>
            </table:table-row>
            <table:table-row>
              <table:table-cell office:value-type="string">
                <text:p>geopy</text:p>
              </table:table-cell>
              <table:table-cell office:value-type="float" office:value="5.68764126202564">
                <text:p>5.68764126202564</text:p>
              </table:table-cell>
              <table:table-cell office:value-type="float" office:value="5.9488935983665">
                <text:p>5.9488935983665</text:p>
              </table:table-cell>
            </table:table-row>
            <table:table-row>
              <table:table-cell office:value-type="string">
                <text:p>keripy</text:p>
              </table:table-cell>
              <table:table-cell office:value-type="float" office:value="5.69584794459356">
                <text:p>5.69584794459356</text:p>
              </table:table-cell>
              <table:table-cell office:value-type="float" office:value="5.9488935983665">
                <text:p>5.9488935983665</text:p>
              </table:table-cell>
            </table:table-row>
            <table:table-row>
              <table:table-cell office:value-type="string">
                <text:p>pyjwt</text:p>
              </table:table-cell>
              <table:table-cell office:value-type="float" office:value="5.85056864715922">
                <text:p>5.85056864715922</text:p>
              </table:table-cell>
              <table:table-cell office:value-type="float" office:value="5.94889359836653">
                <text:p>5.94889359836653</text:p>
              </table:table-cell>
            </table:table-row>
            <table:table-row>
              <table:table-cell office:value-type="string">
                <text:p>uvicorn</text:p>
              </table:table-cell>
              <table:table-cell office:value-type="float" office:value="5.94432672151942">
                <text:p>5.94432672151942</text:p>
              </table:table-cell>
              <table:table-cell office:value-type="float" office:value="5.94889359836652">
                <text:p>5.94889359836652</text:p>
              </table:table-cell>
            </table:table-row>
            <table:table-row>
              <table:table-cell office:value-type="string">
                <text:p>flask_api</text:p>
              </table:table-cell>
              <table:table-cell office:value-type="float" office:value="6.34058734118652">
                <text:p>6.34058734118652</text:p>
              </table:table-cell>
              <table:table-cell office:value-type="float" office:value="5.94889359836651">
                <text:p>5.94889359836651</text:p>
              </table:table-cell>
            </table:table-row>
            <table:table-row>
              <table:table-cell office:value-type="string">
                <text:p>wtforms</text:p>
              </table:table-cell>
              <table:table-cell office:value-type="float" office:value="6.37354652915103">
                <text:p>6.37354652915103</text:p>
              </table:table-cell>
              <table:table-cell office:value-type="float" office:value="5.94889359836653">
                <text:p>5.94889359836653</text:p>
              </table:table-cell>
            </table:table-row>
            <table:table-row>
              <table:table-cell office:value-type="string">
                <text:p>mashumaro</text:p>
              </table:table-cell>
              <table:table-cell office:value-type="float" office:value="6.52376622252662">
                <text:p>6.52376622252662</text:p>
              </table:table-cell>
              <table:table-cell office:value-type="float" office:value="5.9488935983665">
                <text:p>5.9488935983665</text:p>
              </table:table-cell>
            </table:table-row>
            <table:table-row>
              <table:table-cell office:value-type="string">
                <text:p>cerberus</text:p>
              </table:table-cell>
              <table:table-cell office:value-type="float" office:value="7.16885707025431">
                <text:p>7.16885707025431</text:p>
              </table:table-cell>
              <table:table-cell office:value-type="float" office:value="5.94889359836652">
                <text:p>5.94889359836652</text:p>
              </table:table-cell>
            </table:table-row>
            <table:table-row>
              <table:table-cell office:value-type="string">
                <text:p>typer</text:p>
              </table:table-cell>
              <table:table-cell office:value-type="float" office:value="7.4305717950807">
                <text:p>7.4305717950807</text:p>
              </table:table-cell>
              <table:table-cell office:value-type="float" office:value="5.9488935983665">
                <text:p>5.9488935983665</text:p>
              </table:table-cell>
            </table:table-row>
            <table:table-row>
              <table:table-cell office:value-type="string">
                <text:p>html2text</text:p>
              </table:table-cell>
              <table:table-cell office:value-type="float" office:value="7.46284650984902">
                <text:p>7.46284650984902</text:p>
              </table:table-cell>
              <table:table-cell office:value-type="float" office:value="5.94889359836652">
                <text:p>5.94889359836652</text:p>
              </table:table-cell>
            </table:table-row>
            <table:table-row>
              <table:table-cell office:value-type="string">
                <text:p>gato</text:p>
              </table:table-cell>
              <table:table-cell office:value-type="float" office:value="13.0564221541087">
                <text:p>13.0564221541087</text:p>
              </table:table-cell>
              <table:table-cell office:value-type="float" office:value="5.94889359836654">
                <text:p>5.94889359836654</text:p>
              </table:table-cell>
            </table:table-row>
            <table:table-row>
              <table:table-cell office:value-type="string">
                <text:p>python_diskcache</text:p>
              </table:table-cell>
              <table:table-cell office:value-type="float" office:value="13.2415103363368">
                <text:p>13.2415103363368</text:p>
              </table:table-cell>
              <table:table-cell office:value-type="float" office:value="5.9488935983665">
                <text:p>5.9488935983665</text:p>
              </table:table-cell>
            </table:table-row>
            <table:table-row>
              <table:table-cell office:value-type="string">
                <text:p>sphinx</text:p>
              </table:table-cell>
              <table:table-cell office:value-type="float" office:value="20.6568897733327">
                <text:p>20.6568897733327</text:p>
              </table:table-cell>
              <table:table-cell office:value-type="float" office:value="5.94889359836653">
                <text:p>5.94889359836653</text:p>
              </table:table-cell>
            </table:table-row>
            <table:table-row>
              <table:table-cell office:value-type="string">
                <text:p>pudb</text:p>
              </table:table-cell>
              <table:table-cell office:value-type="float" office:value="30.9210074317205">
                <text:p>30.9210074317205</text:p>
              </table:table-cell>
              <table:table-cell office:value-type="float" office:value="5.94889359836651">
                <text:p>5.94889359836651</text:p>
              </table:table-cell>
            </table:table-row>
            <table:table-row>
              <table:table-cell office:value-type="string">
                <text:p>keras</text:p>
              </table:table-cell>
              <table:table-cell office:value-type="float" office:value="39.344262295082">
                <text:p>39.344262295082</text:p>
              </table:table-cell>
              <table:table-cell office:value-type="float" office:value="5.94889359836654">
                <text:p>5.948893598366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